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314004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text-position="sub 58%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18.034cm" svg:x="1.508cm" svg:y="1.635cm">
          <text:p text:style-name="P1"><text:span text:style-name="T1">Z</text:span><text:span text:style-name="T2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889cm" svg:height="0.889cm" svg:x="26.654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0.381cm" svg:x="26.781cm" svg:y="3.4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9cm" svg:height="0.889cm" svg:x="9.128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889cm" svg:height="0.889cm" svg:x="11.033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016cm" svg:height="0.381cm" svg:x="13.319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0.381cm" svg:x="15.605cm" svg:y="2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0.381cm" svg:x="14.462cm" svg:y="3.4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54cm" svg:x="18.907cm" svg:y="1.76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hard Gahr</meta:initial-creator>
    <meta:creation-date>2015-04-23T13:55:49</meta:creation-date>
    <dc:date>2015-04-23T14:00:17</dc:date>
    <dc:creator>Bernhard Gahr</dc:creator>
    <meta:editing-duration>P0D</meta:editing-duration>
    <meta:editing-cycles>1</meta:editing-cycles>
    <meta:document-statistic meta:object-count="9"/>
    <meta:generator>LibreOffice/3.5$Linux_X86_64 LibreOffice_project/350m1$Build-2</meta:generator>
  </office:meta>
</office:document-meta>
</file>